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25b7"/>
    </style:style>
    <style:style style:name="P2" style:family="paragraph" style:parent-style-name="Text_20_body">
      <style:text-properties officeooo:rsid="002c3d8b" officeooo:paragraph-rsid="002c3d8b"/>
    </style:style>
    <style:style style:name="P3" style:family="paragraph" style:parent-style-name="Text_20_body">
      <style:text-properties officeooo:rsid="002c3d8b" officeooo:paragraph-rsid="002d239c"/>
    </style:style>
    <style:style style:name="P4" style:family="paragraph" style:parent-style-name="Text_20_body" style:list-style-name="L1">
      <style:text-properties officeooo:paragraph-rsid="002325b7"/>
    </style:style>
    <style:style style:name="P5" style:family="paragraph" style:parent-style-name="Text_20_body" style:list-style-name="L2">
      <style:text-properties fo:color="#cccccc" officeooo:paragraph-rsid="002325b7"/>
    </style:style>
    <style:style style:name="P6" style:family="paragraph" style:parent-style-name="Text_20_body" style:list-style-name="L5">
      <style:text-properties fo:color="#000000" officeooo:paragraph-rsid="002325b7"/>
    </style:style>
    <style:style style:name="P7" style:family="paragraph" style:parent-style-name="Text_20_body" style:list-style-name="L3">
      <style:paragraph-properties fo:margin-top="0cm" fo:margin-bottom="0.152cm" loext:contextual-spacing="false"/>
      <style:text-properties fo:color="#000000" officeooo:paragraph-rsid="002325b7"/>
    </style:style>
    <style:style style:name="P8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6693b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6693b" officeooo:paragraph-rsid="0026693b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a14a4" officeooo:paragraph-rsid="002a14a4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a14a4" officeooo:paragraph-rsid="002a5a70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dd578" officeooo:paragraph-rsid="002dd578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74abc" officeooo:paragraph-rsid="00274abc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.152cm" loext:contextual-spacing="false"/>
      <style:text-properties officeooo:paragraph-rsid="002325b7"/>
    </style:style>
    <style:style style:name="P15" style:family="paragraph" style:parent-style-name="Text_20_body" style:list-style-name="L3">
      <style:paragraph-properties fo:margin-top="0cm" fo:margin-bottom="0.152cm" loext:contextual-spacing="false"/>
      <style:text-properties officeooo:rsid="00290cea" officeooo:paragraph-rsid="00290cea"/>
    </style:style>
    <style:style style:name="P16" style:family="paragraph" style:parent-style-name="Text_20_body" style:list-style-name="L4">
      <style:paragraph-properties fo:margin-top="0cm" fo:margin-bottom="0.152cm" loext:contextual-spacing="false"/>
      <style:text-properties officeooo:paragraph-rsid="002325b7"/>
    </style:style>
    <style:style style:name="P17" style:family="paragraph" style:parent-style-name="Text_20_body" style:list-style-name="L4">
      <style:paragraph-properties fo:margin-top="0cm" fo:margin-bottom="0.152cm" loext:contextual-spacing="false"/>
      <style:text-properties officeooo:paragraph-rsid="00290cea"/>
    </style:style>
    <style:style style:name="P18" style:family="paragraph" style:parent-style-name="Text_20_body" style:list-style-name="L4">
      <style:paragraph-properties fo:margin-top="0cm" fo:margin-bottom="0.152cm" loext:contextual-spacing="false"/>
      <style:text-properties officeooo:paragraph-rsid="0029811c"/>
    </style:style>
    <style:style style:name="P19" style:family="paragraph" style:parent-style-name="Text_20_body" style:list-style-name="L4">
      <style:paragraph-properties fo:margin-top="0cm" fo:margin-bottom="0.152cm" loext:contextual-spacing="false"/>
      <style:text-properties officeooo:rsid="001a4f96" officeooo:paragraph-rsid="002325b7"/>
    </style:style>
    <style:style style:name="P20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21" style:family="paragraph" style:parent-style-name="Heading_20_2">
      <style:paragraph-properties fo:break-before="page"/>
      <style:text-properties officeooo:paragraph-rsid="002325b7"/>
    </style:style>
    <style:style style:name="P22" style:family="paragraph" style:parent-style-name="Heading_20_4">
      <style:text-properties officeooo:paragraph-rsid="002325b7"/>
    </style:style>
    <style:style style:name="P23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5b7"/>
    </style:style>
    <style:style style:name="T3" style:family="text">
      <style:text-properties officeooo:rsid="0026693b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officeooo:rsid="0026693b" style:font-size-asian="12pt" style:font-size-complex="12pt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 officeooo:rsid="002fa256" style:font-size-asian="12pt" style:font-size-complex="12pt"/>
    </style:style>
    <style:style style:name="T7" style:family="text">
      <style:text-properties officeooo:rsid="00290cea"/>
    </style:style>
    <style:style style:name="T8" style:family="text">
      <style:text-properties officeooo:rsid="0029811c"/>
    </style:style>
    <style:style style:name="T9" style:family="text">
      <style:text-properties officeooo:rsid="002a5a70"/>
    </style:style>
    <style:style style:name="T10" style:family="text">
      <style:text-properties officeooo:rsid="002d2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2">1. </text:span>General Build Tips</text:h>
      <text:list xml:id="list4121124014791659494" text:style-name="L1">
        <text:list-item>
          <text:p text:style-name="P4">X is left / right. Y is backwards / forwards. Z is up / down.</text:p>
        </text:list-item>
        <text:list-item>
          <text:p text:style-name="P4">De-grease the rods. Acetone or methylated spirit works. <text:span text:style-name="T8">Dont worrie they will be oiled later.</text:span></text:p>
        </text:list-item>
        <text:list-item>
          <text:p text:style-name="P4">All screws have a plain washer where they meet the plastic/<text:span text:style-name="T7">sheets</text:span>, to spread the load and prevent the plastic being chewed up by the rotation of the screw head. Most fixings have a captive Nyloc nut to prevent them vibrating loose. <text:span text:style-name="T1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4">The X and Y bar clamps should not be over tightened, i.e. <text:span text:style-name="T1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4">Washers tend to have a smooth side and a side with a burr from being stamped out. Make sure the smooth side faces bearings and belts.</text:p>
        </text:list-item>
      </text:list>
      <text:p text:style-name="P1"/>
      <text:p text:style-name="P2">NOTE: During this manual 3mm fiberboard was used. It’s cheaper for prototyping.</text:p>
      <text:p text:style-name="P2"/>
      <text:p text:style-name="P3">NOTE: <text:span text:style-name="T10">It’s optional, but might be a good idea to drill all holes to their spec’ed size. If a 4mm screw is used in the hole drill it to 4mm. Endstop switches are mounted with No2 Wood screws and a 2mm predrill is recommended</text:span></text:p>
      <text:p text:style-name="P1"/>
      <text:list xml:id="list1887678591682885316" text:style-name="L2">
        <text:list-item>
          <text:p text:style-name="P5"/>
        </text:list-item>
      </text:list>
      <text:h text:style-name="P20" text:outline-level="3" text:is-list-header="true"><text:bookmark-start text:name="__RefHeading__10139_932170812"/>Tools Required<text:bookmark-end text:name="__RefHeading__10139_932170812"/></text:h>
      <text:list xml:id="list5037020282389317262" text:style-name="L3">
        <text:list-item>
          <text:p text:style-name="P7"><text:span text:style-name="T4">Allen keys: </text:span><text:span text:style-name="T6">1.5 &amp; </text:span><text:span text:style-name="T4">2.5mm </text:span><text:span text:style-name="T5">&amp;</text:span><text:span text:style-name="T4"> 3mm</text:span></text:p>
        </text:list-item>
        <text:list-item>
          <text:p text:style-name="P8">Needle nose pliers.</text:p>
        </text:list-item>
        <text:list-item>
          <text:p text:style-name="P9">8mm sharp drill bit</text:p>
        </text:list-item>
        <text:list-item>
          <text:p text:style-name="P10">3mm</text:p>
        </text:list-item>
        <text:list-item>
          <text:p text:style-name="P11"><text:span text:style-name="T9">4</text:span>mm</text:p>
        </text:list-item>
        <text:list-item>
          <text:p text:style-name="P12">2mm</text:p>
        </text:list-item>
        <text:list-item>
          <text:p text:style-name="P9">Drill with variable speed</text:p>
        </text:list-item>
        <text:list-item>
          <text:p text:style-name="P9">Small hammer</text:p>
        </text:list-item>
        <text:list-item>
          <text:p text:style-name="P9">Marker or pen</text:p>
        </text:list-item>
        <text:list-item>
          <text:p text:style-name="P13">M3 tap</text:p>
        </text:list-item>
        <text:list-item>
          <text:p text:style-name="P14">Wire cutters.</text:p>
        </text:list-item>
        <text:list-item>
          <text:p text:style-name="P14"><text:span text:style-name="T7">W</text:span>ire strippers.</text:p>
        </text:list-item>
        <text:list-item>
          <text:p text:style-name="P15">Crimp tool for dupont connectors – You can solder but its not nearly as good as crimping</text:p>
        </text:list-item>
      </text:list>
      <text:h text:style-name="P23" text:outline-level="4"><text:bookmark-start text:name="__RefHeading__10143_932170812"/>Recommended<text:bookmark-end text:name="__RefHeading__10143_932170812"/></text:h>
      <text:list xml:id="list2280128484688013528" text:style-name="L4">
        <text:list-item>
          <text:p text:style-name="P16">Multi-meter </text:p>
        </text:list-item>
        <text:list-item>
          <text:p text:style-name="P17">Digital callipers.</text:p>
        </text:list-item>
        <text:list-item>
          <text:p text:style-name="P18">Dial gauge <text:span text:style-name="T8">and/or Set of feeler blades(to level the bed more - precise than paper method)</text:span></text:p>
        </text:list-item>
        <text:list-item>
          <text:p text:style-name="P19">Heat gun for heat shrink tubing… far better than lighter or soldering iron</text:p>
        </text:list-item>
        <text:list-item>
          <text:p text:style-name="P19">Ruler and square. Even thou it should be 90 degrees, it does not hurt to check.</text:p>
        </text:list-item>
      </text:list>
      <text:h text:style-name="P22" text:outline-level="4"><text:bookmark-start text:name="__RefHeading__10849_932170812"/>Consumables <text:bookmark-end text:name="__RefHeading__10849_932170812"/></text:h>
      <text:list xml:id="list2824169952041934399" text:style-name="L5">
        <text:list-item>
          <text:p text:style-name="P6">oil, <text:s/>white lithium grease, <text:span text:style-name="T3">alcohol (for cleaning bed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11T13:37:44.581000000</dc:date>
    <meta:editing-duration>PT2H22S</meta:editing-duration>
    <meta:editing-cycles>12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31" meta:word-count="379" meta:character-count="1920" meta:non-whitespace-character-count="1590"/>
  </office:meta>
</office:document-meta>
</file>